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7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none" fo:min-height="1.128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25cm" fo:min-width="0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522cm"/>
      <style:paragraph-properties style:writing-mode="lr-tb"/>
    </style:style>
    <style:style style:name="gr12" style:family="graphic" style:parent-style-name="standard">
      <style:graphic-properties draw:stroke="none" draw:fill="none" fo:min-height="1.342cm"/>
      <style:paragraph-properties style:writing-mode="lr-tb"/>
    </style:style>
    <style:style style:name="gr13" style:family="graphic" style:parent-style-name="standard">
      <style:graphic-properties draw:stroke="none" draw:fill="none" fo:min-height="1.042cm"/>
      <style:paragraph-properties style:writing-mode="lr-tb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draw:stroke="none" draw:fill="none" fo:min-height="1.141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.522cm"/>
      <style:paragraph-properties style:writing-mode="lr-tb"/>
    </style:style>
    <style:style style:name="gr17" style:family="graphic" style:parent-style-name="objectwithoutfill">
      <style:graphic-properties draw:stroke="dash" draw:stroke-dash="Long_20_Dash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2pt" fo:font-weight="bold" style:font-size-asian="36pt" style:font-weight-asian="bold" style:font-size-complex="3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36pt" style:font-weight-asian="bold" style:font-size-complex="36pt" style:font-weight-complex="bold"/>
    </style:style>
    <style:style style:name="T4" style:family="text">
      <style:text-properties style:text-position="sub 58%" fo:font-size="22pt" fo:font-weight="bold" style:font-size-asian="36pt" style:font-weight-asian="bold" style:font-size-complex="36pt" style:font-weight-complex="bold"/>
    </style:style>
    <style:style style:name="T5" style:family="text">
      <style:text-properties style:font-name="IPAGothic" fo:font-size="36pt" fo:font-weight="bold" style:font-size-asian="36pt" style:font-weight-asian="bold" style:font-size-complex="36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IPAGothic" fo:font-size="18pt" fo:font-style="normal" fo:text-shadow="none" style:text-underline-style="none" fo:font-weight="bold" style:letter-kerning="true" style:font-name-asian="Takao Pゴシック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sub 58%" style:font-name="IPAGothic" fo:font-size="18pt" fo:font-style="normal" fo:text-shadow="none" style:text-underline-style="none" fo:font-weight="bold" style:letter-kerning="true" style:font-name-asian="Takao Pゴシック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IPAGothic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name-asian="Takao Pゴシック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2.8cm" svg:y1="3.3cm" svg:x2="12.8cm" svg:y2="19.3cm">
          <text:p/>
        </draw:line>
        <draw:line draw:style-name="gr1" draw:text-style-name="P1" draw:layer="layout" svg:x1="1.2cm" svg:y1="11.551cm" svg:x2="25.2cm" svg:y2="11.55cm">
          <text:p/>
        </draw:line>
        <draw:frame draw:style-name="gr2" draw:text-style-name="P2" draw:layer="layout" svg:width="1.5cm" svg:height="1.673cm" svg:x="11.3cm" svg:y="11.4cm">
          <draw:text-box>
            <text:p><text:span text:style-name="T1">0</text:span></text:p>
          </draw:text-box>
        </draw:frame>
        <draw:frame draw:style-name="gr3" draw:text-style-name="P3" draw:layer="layout" svg:width="5cm" svg:height="1.276cm" svg:x="25.5cm" svg:y="11cm">
          <draw:text-box>
            <text:p><text:span text:style-name="T2">w [rad/</text:span><text:span text:style-name="T2">秒</text:span><text:span text:style-name="T2">]</text:span></text:p>
          </draw:text-box>
        </draw:frame>
        <draw:frame draw:style-name="gr4" draw:text-style-name="P4" draw:layer="layout" svg:width="3cm" svg:height="2.092cm" svg:x="14.3cm" svg:y="12.008cm">
          <draw:text-box>
            <text:p><text:span text:style-name="T3">w</text:span><text:span text:style-name="T4">1</text:span></text:p>
          </draw:text-box>
        </draw:frame>
        <draw:frame draw:style-name="gr4" draw:text-style-name="P4" draw:layer="layout" svg:width="3cm" svg:height="2.092cm" svg:x="16.5cm" svg:y="12.2cm">
          <draw:text-box>
            <text:p><text:span text:style-name="T3">2w</text:span><text:span text:style-name="T4">1</text:span></text:p>
          </draw:text-box>
        </draw:frame>
        <draw:frame draw:style-name="gr4" draw:text-style-name="P4" draw:layer="layout" svg:width="3cm" svg:height="2.092cm" svg:x="19.5cm" svg:y="12.1cm">
          <draw:text-box>
            <text:p><text:span text:style-name="T3">3w</text:span><text:span text:style-name="T4">1</text:span></text:p>
          </draw:text-box>
        </draw:frame>
        <draw:frame draw:style-name="gr5" draw:text-style-name="P4" draw:layer="layout" svg:width="3cm" svg:height="2.5cm" svg:x="9.2cm" svg:y="12.2cm">
          <draw:text-box>
            <text:p><text:span text:style-name="T3">-w</text:span><text:span text:style-name="T4">1</text:span></text:p>
          </draw:text-box>
        </draw:frame>
        <draw:frame draw:style-name="gr4" draw:text-style-name="P4" draw:layer="layout" svg:width="4cm" svg:height="2.092cm" svg:x="5.9cm" svg:y="12.208cm">
          <draw:text-box>
            <text:p><text:span text:style-name="T3">-2w</text:span><text:span text:style-name="T4">1</text:span></text:p>
          </draw:text-box>
        </draw:frame>
        <draw:frame draw:style-name="gr4" draw:text-style-name="P4" draw:layer="layout" svg:width="4cm" svg:height="2.092cm" svg:x="3cm" svg:y="12.3cm">
          <draw:text-box>
            <text:p><text:span text:style-name="T3">-3w</text:span><text:span text:style-name="T4">1</text:span></text:p>
          </draw:text-box>
        </draw:frame>
        <draw:frame draw:style-name="gr6" draw:text-style-name="P2" draw:layer="layout" svg:width="7cm" svg:height="2cm" svg:x="10.4cm" svg:y="1.6cm">
          <draw:text-box>
            <text:p><text:span text:style-name="T5">∠</text:span><text:span text:style-name="T5">F(w)|</text:span></text:p>
          </draw:text-box>
        </draw:frame>
        <draw:line draw:style-name="gr7" draw:text-style-name="P5" draw:layer="layout" svg:x1="14.7cm" svg:y1="11cm" svg:x2="14.7cm" svg:y2="12cm">
          <text:p/>
        </draw:line>
        <draw:line draw:style-name="gr7" draw:text-style-name="P5" draw:layer="layout" svg:x1="17.8cm" svg:y1="11cm" svg:x2="17.8cm" svg:y2="12cm">
          <text:p/>
        </draw:line>
        <draw:line draw:style-name="gr7" draw:text-style-name="P5" draw:layer="layout" svg:x1="20.6cm" svg:y1="11cm" svg:x2="20.6cm" svg:y2="12cm">
          <text:p/>
        </draw:line>
        <draw:frame draw:style-name="gr8" draw:text-style-name="P6" draw:layer="layout" svg:width="6cm" svg:height="1.378cm" svg:x="1cm" svg:y="16.122cm">
          <draw:text-box>
            <text:p><text:span text:style-name="T6">∠</text:span><text:span text:style-name="T6">F(-3w</text:span><text:span text:style-name="T7">1</text:span><text:span text:style-name="T6">)=</text:span><text:span text:style-name="T8">∠</text:span><text:span text:style-name="T9">C</text:span><text:span text:style-name="T8">[-3]</text:span></text:p>
          </draw:text-box>
        </draw:frame>
        <draw:custom-shape draw:style-name="gr9" draw:text-style-name="P7" draw:layer="layout" svg:width="0.429cm" svg:height="0.389cm" svg:x="4.27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429cm" svg:height="0.389cm" svg:x="7cm" svg:y="2.1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0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4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7.6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20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2.59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6.1cm" svg:height="1.772cm" svg:x="7.5cm" svg:y="15.228cm">
          <draw:text-box>
            <text:p><text:span text:style-name="T6">∠</text:span><text:span text:style-name="T6">F(-w</text:span><text:span text:style-name="T7">1</text:span><text:span text:style-name="T6">)=</text:span><text:span text:style-name="T8">∠</text:span><text:span text:style-name="T9">C</text:span><text:span text:style-name="T8">[-1]</text:span></text:p>
          </draw:text-box>
        </draw:frame>
        <draw:frame draw:style-name="gr12" draw:text-style-name="P6" draw:layer="layout" svg:width="5.8cm" svg:height="1.592cm" svg:x="12.8cm" svg:y="4.508cm">
          <draw:text-box>
            <text:p><text:span text:style-name="T6">∠</text:span><text:span text:style-name="T6">F(0)=</text:span><text:span text:style-name="T8">∠</text:span><text:span text:style-name="T9">C</text:span><text:span text:style-name="T8">[0]</text:span></text:p>
          </draw:text-box>
        </draw:frame>
        <draw:frame draw:style-name="gr12" draw:text-style-name="P6" draw:layer="layout" svg:width="5.8cm" svg:height="1.592cm" svg:x="13.2cm" svg:y="7.608cm">
          <draw:text-box>
            <text:p text:style-name="P8"><text:span text:style-name="T6">∠</text:span><text:span text:style-name="T6">F(w</text:span><text:span text:style-name="T7">1</text:span><text:span text:style-name="T6">)=∠</text:span><text:span text:style-name="T10">C</text:span><text:span text:style-name="T6">[1]</text:span></text:p>
          </draw:text-box>
        </draw:frame>
        <draw:frame draw:style-name="gr13" draw:text-style-name="P6" draw:layer="layout" svg:width="5.5cm" svg:height="1.292cm" svg:x="15.5cm" svg:y="16.208cm">
          <draw:text-box>
            <text:p><text:span text:style-name="T6">∠</text:span><text:span text:style-name="T6">F(2w</text:span><text:span text:style-name="T7">1</text:span><text:span text:style-name="T6">)=</text:span><text:span text:style-name="T8">∠</text:span><text:span text:style-name="T9">C</text:span><text:span text:style-name="T8">[2]</text:span></text:p>
          </draw:text-box>
        </draw:frame>
        <draw:frame draw:style-name="gr11" draw:text-style-name="P6" draw:layer="layout" svg:width="5.5cm" svg:height="1.772cm" svg:x="21cm" svg:y="2.408cm">
          <draw:text-box>
            <text:p><text:span text:style-name="T6">∠</text:span><text:span text:style-name="T6">F(3w</text:span><text:span text:style-name="T7">1</text:span><text:span text:style-name="T6">)=</text:span><text:span text:style-name="T8">∠</text:span><text:span text:style-name="T9">C</text:span><text:span text:style-name="T8">[3]</text:span></text:p>
          </draw:text-box>
        </draw:frame>
        <draw:frame draw:style-name="gr11" draw:text-style-name="P6" draw:layer="layout" svg:width="6.7cm" svg:height="1.772cm" svg:x="6.1cm" svg:y="3.608cm">
          <draw:text-box>
            <text:p><text:span text:style-name="T6">∠</text:span><text:span text:style-name="T6">F(-2w</text:span><text:span text:style-name="T7">1</text:span><text:span text:style-name="T6">)=</text:span><text:span text:style-name="T8">∠</text:span><text:span text:style-name="T9">C</text:span><text:span text:style-name="T8">[-2]</text:span></text:p>
          </draw:text-box>
        </draw:frame>
        <draw:frame draw:style-name="gr4" draw:text-style-name="P4" draw:layer="layout" svg:width="3cm" svg:height="2.092cm" svg:x="22.5cm" svg:y="12.15cm">
          <draw:text-box>
            <text:p><text:span text:style-name="T3">4w</text:span><text:span text:style-name="T4">1</text:span></text:p>
          </draw:text-box>
        </draw:frame>
        <draw:line draw:style-name="gr7" draw:text-style-name="P5" draw:layer="layout" svg:x1="23.6cm" svg:y1="11.05cm" svg:x2="23.6cm" svg:y2="12.05cm">
          <text:p/>
        </draw:line>
        <draw:custom-shape draw:style-name="gr14" draw:text-style-name="P7" draw:layer="layout" svg:width="0.457cm" svg:height="0.5cm" svg:x="23.305cm" svg:y="14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5.8cm" svg:height="1.391cm" svg:x="22.2cm" svg:y="15cm">
          <draw:text-box>
            <text:p><text:span text:style-name="T6">∠</text:span><text:span text:style-name="T6">F(4w</text:span><text:span text:style-name="T7">1</text:span><text:span text:style-name="T6">)=</text:span><text:span text:style-name="T8">∠</text:span><text:span text:style-name="T9">C</text:span><text:span text:style-name="T8">[4]</text:span></text:p>
          </draw:text-box>
        </draw:frame>
        <draw:line draw:style-name="gr7" draw:text-style-name="P5" draw:layer="layout" svg:x1="1.5cm" svg:y1="11cm" svg:x2="1.5cm" svg:y2="12cm">
          <text:p/>
        </draw:line>
        <draw:line draw:style-name="gr7" draw:text-style-name="P5" draw:layer="layout" svg:x1="4.6cm" svg:y1="11cm" svg:x2="4.6cm" svg:y2="12cm">
          <text:p/>
        </draw:line>
        <draw:line draw:style-name="gr7" draw:text-style-name="P5" draw:layer="layout" svg:x1="7.4cm" svg:y1="11cm" svg:x2="7.4cm" svg:y2="12cm">
          <text:p/>
        </draw:line>
        <draw:line draw:style-name="gr7" draw:text-style-name="P5" draw:layer="layout" svg:x1="10.4cm" svg:y1="11.05cm" svg:x2="10.4cm" svg:y2="12.05cm">
          <text:p/>
        </draw:line>
        <draw:frame draw:style-name="gr4" draw:text-style-name="P4" draw:layer="layout" svg:width="4cm" svg:height="2.092cm" svg:x="0.6cm" svg:y="12.3cm">
          <draw:text-box>
            <text:p><text:span text:style-name="T3">-4w</text:span><text:span text:style-name="T4">1</text:span></text:p>
          </draw:text-box>
        </draw:frame>
        <draw:custom-shape draw:style-name="gr14" draw:text-style-name="P7" draw:layer="layout" svg:width="0.5cm" svg:height="0.5cm" svg:x="1.2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6.8cm" svg:height="1.772cm" svg:x="1.2cm" svg:y="7.609cm">
          <draw:text-box>
            <text:p text:style-name="P8"><text:span text:style-name="T6">∠</text:span><text:span text:style-name="T6">F(-4w</text:span><text:span text:style-name="T7">1</text:span><text:span text:style-name="T6">)=∠</text:span><text:span text:style-name="T10">C</text:span><text:span text:style-name="T6">[-4]</text:span></text:p>
          </draw:text-box>
        </draw:frame>
        <draw:line draw:style-name="gr17" draw:text-style-name="P5" draw:layer="layout" svg:x1="19.1cm" svg:y1="1cm" svg:x2="19.1cm" svg:y2="19.5cm">
          <text:p/>
        </draw:line>
        <draw:line draw:style-name="gr17" draw:text-style-name="P5" draw:layer="layout" svg:x1="6cm" svg:y1="1cm" svg:x2="6cm" svg:y2="1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 Pゴシック" style:font-size-asian="24pt" style:language-asian="ja" style:country-asian="JP" style:font-name-complex="Takao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 Pゴシック" style:font-family-asian="'Takao Pゴシック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10-05T14:51:51</meta:creation-date>
    <dc:date>2020-07-19T17:44:14.696896662</dc:date>
    <meta:editing-duration>PT27M23S</meta:editing-duration>
    <meta:editing-cycles>24</meta:editing-cycles>
    <meta:generator>LibreOffice/6.4.4.2$Linux_X86_64 LibreOffice_project/40$Build-2</meta:generator>
    <meta:document-statistic meta:object-count="41"/>
  </office:meta>
</office:document-meta>
</file>